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578e1" officeooo:paragraph-rsid="000578e1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578e1" officeooo:paragraph-rsid="000578e1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istentialism</text:p>
      <text:list xml:id="list7118040168931159653" text:style-name="L1">
        <text:list-item>
          <text:p text:style-name="P2">Unsympathetic to science</text:p>
        </text:list-item>
        <text:list-item>
          <text:p text:style-name="P2">Reality understood as a subjective flow of experience – emphasis on action</text:p>
          <text:list>
            <text:list-item>
              <text:p text:style-name="P2">Founder of modern existentialism – Soren Kiekegaard (1813-55)</text:p>
              <text:list>
                <text:list-item>
                  <text:p text:style-name="P2">Reality is completely subjective</text:p>
                </text:list-item>
                <text:list-item>
                  <text:p text:style-name="P2">“An idea for which I can die but it must be taken up into my life</text:p>
                </text:list-item>
                <text:list-item>
                  <text:p text:style-name="P2">“Self” is the focus of reality – as doer and decision maker</text:p>
                </text:list-item>
                <text:list-item>
                  <text:p text:style-name="P2">Wants to know what God expects of him.</text:p>
                </text:list-item>
                <text:list-item>
                  <text:p text:style-name="P2">“Leap of faith”</text:p>
                </text:list-item>
              </text:list>
            </text:list-item>
            <text:list-item>
              <text:p text:style-name="P2">Jean Paul Satre (1905-1980)</text:p>
              <text:list>
                <text:list-item>
                  <text:p text:style-name="P2">Belief in God no longer possible – deeply disturbing</text:p>
                </text:list-item>
                <text:list-item>
                  <text:p text:style-name="P2">No fixed nature – we are free to be what we choose</text:p>
                </text:list-item>
                <text:list-item>
                  <text:p text:style-name="P2">Responsibility rests with ourselves</text:p>
                </text:list-item>
                <text:list-item>
                  <text:p text:style-name="P2">We make our own “essence”</text:p>
                </text:list-item>
                <text:list-item>
                  <text:p text:style-name="P2">“Leap of faith” cowardly act – False hope</text:p>
                </text:list-item>
                <text:list-item>
                  <text:p text:style-name="P2">Being – for – itself (humans) consciousness which can conceive of things as they are not; makes meaning – humans are insofar as they act when we act are truly human beings.</text:p>
                </text:list-item>
              </text:list>
            </text:list-item>
            <text:list-item>
              <text:p text:style-name="P2">Simone de Beauvoir (1908-86)</text:p>
              <text:list>
                <text:list-item>
                  <text:p text:style-name="P2">Women for too long have given up freedom and accepted a role imposed on them by a male-dominated society; social and economic liberation is the key to freedom and self-determination for women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5T12:25:20.838605138</meta:creation-date>
    <dc:date>2013-10-25T12:32:56.042881971</dc:date>
    <meta:editing-duration>P0D</meta:editing-duration>
    <meta:editing-cycles>1</meta:editing-cycles>
    <meta:generator>LibreOffice/4.1.2.3$Linux_X86_64 LibreOffice_project/410m0$Build-3</meta:generator>
    <meta:document-statistic meta:table-count="0" meta:image-count="0" meta:object-count="0" meta:page-count="1" meta:paragraph-count="18" meta:word-count="185" meta:character-count="1021" meta:non-whitespace-character-count="862"/>
  </office:meta>
</office:document-meta>
</file>